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ableTranscoderFactory.removeTranscoder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ableTranscoderFactory.createTranscoder( String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endableTranscoderFactory.addTranscoder( String mimeType , Class transcod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ableTranscoderFactory.ExtendableTransco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dableTranscoderFactory.getTranscoderFactory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